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1fa371" officeooo:paragraph-rsid="001fa371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fa371" officeooo:paragraph-rsid="001fa371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11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fa371" officeooo:paragraph-rsid="001fa371" style:font-weight-asian="normal" style:font-name-complex="Arial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1fa371" officeooo:paragraph-rsid="001dd4ad" style:font-weight-asian="normal" style:font-name-complex="Arial" style:font-weight-complex="norm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T1" style:family="text">
      <style:text-properties officeooo:rsid="001f713d"/>
    </style:style>
    <style:style style:name="T2" style:family="text">
      <style:text-properties officeooo:rsid="001fb5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1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5">Nombre del Fisioterapeuta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DNI</text:p>
          </table:table-cell>
          <table:table-cell table:style-name="Tabla2.B7" office:value-type="string">
            <text:p text:style-name="P13">Documento nacional de identidad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N.º de empleado</text:p>
          </table:table-cell>
          <table:table-cell table:style-name="Tabla2.B7" office:value-type="string">
            <text:p text:style-name="P13">Código asociado a cada trabajador del centro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Cuenta del banco</text:p>
          </table:table-cell>
          <table:table-cell table:style-name="Tabla2.B7" office:value-type="string">
            <text:p text:style-name="P13">Cuenta en la que se abonarán las nóminas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8" office:value-type="string">
            <text:p text:style-name="P3">Especialidad</text:p>
          </table:table-cell>
          <table:table-cell table:style-name="Tabla2.B8" office:value-type="string">
            <text:p text:style-name="P12">Especialidad del fisioterapeuta</text:p>
          </table:table-cell>
          <table:table-cell table:style-name="Tabla2.C8" office:value-type="string">
            <text:p text:style-name="P8">Cadena de caracteres</text:p>
          </table:table-cell>
        </table:table-row>
        <table:table-row table:style-name="Tabla2.2">
          <table:table-cell table:style-name="Tabla2.A9" office:value-type="string">
            <text:p text:style-name="P3">Sala</text:p>
          </table:table-cell>
          <table:table-cell table:style-name="Tabla2.B9" office:value-type="string">
            <text:p text:style-name="P12">Sala o lugar donde realiza los tratamientos a los pacientes.</text:p>
          </table:table-cell>
          <table:table-cell table:style-name="Tabla2.C9" office:value-type="string">
            <text:p text:style-name="P8">Int</text:p>
          </table:table-cell>
        </table:table-row>
        <table:table-row table:style-name="Tabla2.2">
          <table:table-cell table:style-name="Tabla2.A10" table:number-columns-spanned="3" office:value-type="string">
            <text:p text:style-name="P14"><text:s/>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4-07T17:13:53.819588655</dc:date>
    <meta:editing-cycles>9</meta:editing-cycles>
    <meta:editing-duration>PT34M33S</meta:editing-duration>
    <meta:generator>LibreOffice/5.4.5.1$Linux_X86_64 LibreOffice_project/40m0$Build-1</meta:generator>
    <meta:document-statistic meta:table-count="3" meta:image-count="0" meta:object-count="0" meta:page-count="1" meta:paragraph-count="44" meta:word-count="162" meta:character-count="1061" meta:non-whitespace-character-count="941"/>
  </office:meta>
</office:document-meta>
</file>